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51109" officeooo:paragraph-rsid="0025110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51109" officeooo:paragraph-rsid="0026efb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51109" officeooo:paragraph-rsid="002a05e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8877c" officeooo:paragraph-rsid="0028877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a05e1" officeooo:paragraph-rsid="002a05e1"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251109" officeooo:paragraph-rsid="0026efb8" style:font-size-asian="10.5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fo:font-size="12pt" fo:font-weight="normal" officeooo:rsid="00251109" officeooo:paragraph-rsid="002a05e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b8b1b" officeooo:paragraph-rsid="0023deb5"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3e"/>
    </style:style>
    <style:style style:name="T3" style:family="text">
      <style:text-properties officeooo:rsid="001edd77"/>
    </style:style>
    <style:style style:name="T4" style:family="text">
      <style:text-properties officeooo:rsid="0021c440"/>
    </style:style>
    <style:style style:name="T5" style:family="text">
      <style:text-properties officeooo:rsid="0021e566"/>
    </style:style>
    <style:style style:name="T6" style:family="text">
      <style:text-properties officeooo:rsid="002238dd"/>
    </style:style>
    <style:style style:name="T7" style:family="text">
      <style:text-properties officeooo:rsid="0023deb5"/>
    </style:style>
    <style:style style:name="T8" style:family="text">
      <style:text-properties officeooo:rsid="00245c6e"/>
    </style:style>
    <style:style style:name="T9" style:family="text">
      <style:text-properties officeooo:rsid="00251109"/>
    </style:style>
    <style:style style:name="T10" style:family="text">
      <style:text-properties officeooo:rsid="0028877c"/>
    </style:style>
    <style:style style:name="T11" style:family="text">
      <style:text-properties officeooo:rsid="002c899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11">0</text:span><text:span text:style-name="T1"> for passing a pipe and crushing, respectively </text:span><text:span text:style-name="T11">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12">e=0.5: <text:span text:style-name="T3">(test_id=1)</text:span></text:p>
        </text:list-item>
        <text:list-item>
          <text:p text:style-name="P12">e=0.1: <text:span text:style-name="T6"><text:s/></text:span><text:span text:style-name="T4">(test_id=2)</text:span></text:p>
        </text:list-item>
        <text:list-item>
          <text:p text:style-name="P12">e=0.<text:span text:style-name="T4">8</text:span>: <text:span text:style-name="T6"><text:s/></text:span><text:span text:style-name="T5">(test_id=3)</text:span></text:p>
        </text:list-item>
        <text:list-item>
          <text:p text:style-name="P13">decaying: <text:span text:style-name="T7"><text:s/>(test_id=4)</text:span></text:p>
        </text:list-item>
      </text:list>
      <text:p text:style-name="P5"/>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3T18:28:35.009436679</dc:date>
    <meta:editing-duration>PT1H14M7S</meta:editing-duration>
    <meta:editing-cycles>19</meta:editing-cycles>
    <meta:generator>LibreOffice/7.6.7.2$Linux_X86_64 LibreOffice_project/60$Build-2</meta:generator>
    <meta:document-statistic meta:table-count="0" meta:image-count="0" meta:object-count="0" meta:page-count="1" meta:paragraph-count="8" meta:word-count="182" meta:character-count="1073" meta:non-whitespace-character-count="894"/>
  </office:meta>
</office:document-meta>
</file>